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position="super 58%"/>
    </style:style>
    <style:style style:name="T4" style:family="text">
      <style:text-properties style:text-line-through-style="none" style:text-position="super 58%" style:text-underline-style="none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0% 100%" style:text-underline-style="solid" style:text-underline-width="auto" style:text-underline-color="font-color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0% 100%" fo:font-style="italic" style:text-underline-style="none" style:font-style-asian="italic" style:font-style-complex="italic"/>
    </style:style>
    <style:style style:name="T9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5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abbat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hrough page 11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08" is written in pencil and circled in the top right corner of the page.]</text:p>
      <text:p text:style-name="P6"/>
      <text:p text:style-name="P7">A lecture<text:span text:style-name="T2"> On the/</text:span></text:p>
      <text:p text:style-name="P7"><text:span text:style-name="T2">Observance of the Sabbath./</text:span></text:p>
      <text:p text:style-name="P7">by<text:span text:style-name="T2">/</text:span></text:p>
      <text:p text:style-name="P7">a Jewish clergyman<text:span text:style-name="T2">/</text:span></text:p>
      <text:p text:style-name="P7"><text:span text:style-name="T2"/></text:p>
      <text:p text:style-name="P8"><text:span text:style-name="T2">[Page 1]</text:span></text:p>
      <text:p text:style-name="P8"><text:span text:style-name="T2">Dear hearers! <text:s/>It is remarkably singular, that in/ the warmth of the contest now carried on, to establish/ or reject the sanctity of the first day of the week, the advocates/ of either system, will misapprehend facts. <text:s/>If the error, how-/-ever, emanated from persons of no literary pretensions, a notice/ of it might be superfluous, but when it receives support from/ the position, real or fictitious, of the individuals who have/ </text:span>advanced brought<text:span text:style-name="T2"> advanced it </text:span>forward<text:span text:style-name="T2"> then, I am of opinion, that it ought not to go/ unrefuted. <text:s/>I cannot presume that my voice will reach/ multitudes, and bring home conviction to every mind, but as/ my main duty</text:span><text:span text:style-name="T3">2</text:span><text:span text:style-name="T5"> and object</text:span><text:span text:style-name="T3">1</text:span><text:span text:style-name="T5"> are to prevent </text:span><text:span text:style-name="T6">your</text:span><text:span text:style-name="T7"> imbibing/ false ideas, I will examine what strength have some of/ the arguments you must have read in favor and against/ the question agitated of late through the weekly press./ <text:s/>This day whereupon the Decalogue has been rehearsed, may/ fittingly be devoted to discuss a point relating to one of/ its </text:span><text:span text:style-name="T9">commands</text:span><text:span text:style-name="T7"> precepts. <text:s/></text:span><text:span text:style-name="T9">My friends!</text:span><text:span text:style-name="T7"> I have no doubt that/ even those among our brethren, who are unmindful of/ their religious duties, will admit that the Scriptures/ recognize</text:span><text:span text:style-name="T9">s</text:span><text:span text:style-name="T7"> </text:span><text:span text:style-name="T6">but</text:span><text:span text:style-name="T7"> the seventh day as the Sabbath of the/ Lord. <text:s/>They may palliate their disregard for it, </text:span><text:soft-page-break/><text:span text:style-name="T7">but/</text:span></text:p>
      <text:p text:style-name="P8"><text:span text:style-name="T7"/></text:p>
      <text:p text:style-name="P8"><text:span text:style-name="T7">[Page 2]</text:span></text:p>
      <text:p text:style-name="P8"><text:span text:style-name="T7">they will scarcely attempt to defend it by means of quibbles and/ evasions. <text:s/>Yet, who would believe it? <text:s/>Such are/ the </text:span><text:span text:style-name="T9">means to which</text:span><text:span text:style-name="T7"> instruments they </text:span><text:span text:style-name="T9">resort</text:span><text:span text:style-name="T7"> weild[sic!], "whose lips should keep/ knowledge, and </text:span><text:span text:style-name="T9">from</text:span><text:span text:style-name="T7"> at whose mouths instruction should be/ sought"! <text:s/>One of our city divines, in his eagerness to oppose/ a movement which he deems hurtful to the tenets of his/ religion, uttered this sentence. <text:s/>"Hear it: The Lord in the thunders/ of mount Sinai, has given the fourth commandment,/ not to keep holy the seventh day, but to keep holy the/ Sabbath-day." <text:s/>What a glaring misrepresentation! what/ a stupendous abuse of human credulity! <text:s/>Were I, to make/ such a declaration in your presence, my intelligent hearers,/ you</text:span><text:span text:style-name="T4">2</text:span><text:span text:style-name="T7"> would</text:span><text:span text:style-name="T4">1</text:span><text:span text:style-name="T7"> </text:span><text:span text:style-name="T9">forthwith</text:span><text:span text:style-name="T7"> not put</text:span><text:span text:style-name="T4">2</text:span><text:span text:style-name="T7"> me</text:span><text:span text:style-name="T4">1</text:span><text:span text:style-name="T7"> forthwith to </text:span><text:span text:style-name="T9">confusion</text:span><text:span text:style-name="T7"> shame? <text:s/></text:span><text:span text:style-name="T9">You</text:span><text:span text:style-name="T7"> Would/ you not repeat with one loud voice the words of our unchangeable/ Legislator, "but the </text:span><text:span text:style-name="T6">seventh day</text:span><text:span text:style-name="T7"> is a Sabbath to the Lord/ thy God"? (Exodus XX.10) <text:s/>Would you not force me to confront a witness/ that establishes immoveably[sic!] in the mind of all believers,/ the sacredness of the seventh day? <text:s/>Even, the recorded fact/ that during forty years the manna did not once fall upon/ that day in the camp of Israel? (Exodus XVI. 27)./</text:span></text:p>
      <text:p text:style-name="P8"><text:span text:style-name="T7">To assert that the Almighty is equally honored, if/</text:span></text:p>
      <text:p text:style-name="P8"><text:span text:style-name="T7"/></text:p>
      <text:p text:style-name="P8"><text:span text:style-name="T7">[Page 3]</text:span></text:p>
      <text:p text:style-name="P8"><text:span text:style-name="T7">we set apart to His service any other period of time,/ is an equivocation incompatible with the character of those/ who should be the exponents of truth. <text:s/>Certainly: we believe/ that the beneficent Creator accepts </text:span><text:span text:style-name="T6">always</text:span><text:span text:style-name="T8"> </text:span><text:span text:style-name="T7">with favor </text:span><text:span text:style-name="T9">on</text:span><text:span text:style-name="T7"> the tokens of/ our filial reverence. <text:s/>We further believe, that each moment we/ employ in doing a good action, in speaking a righteous/ word, is most holy in His eyes, but </text:span><text:span text:style-name="T9">th</text:span><text:span text:style-name="T7"> does that empower us to/ alter what He has </text:span><text:span text:style-name="T9">established</text:span><text:span text:style-name="T7"> ordained by revelation?....For not/ alone in the two passages to which I have just referred,/ is the </text:span><text:span text:style-name="T9">ordinance of the</text:span><text:span text:style-name="T7"> Sabbath jointly named with the/ seventh day, but in almost every other instance, wherein/ its observance is recommended, the Divine Law defines in/ the clearest terms, the time we should weekly devote to God./ <text:s/>Whether the obligation is binding on the gentile world;/ or whether with the rejection of all ceremonial statutes,/ another day of rest upon different principles, </text:span><text:span text:style-name="T9">can</text:span><text:span text:style-name="T7"> must not consistently/ be established, are questions in which we, as Israelites/ can have not direct concern. <text:s/>Our immediate interest/ lies in guarding against being swayed from our allegiance/ to the Code of Sinai. <text:s/>Wherefore have I spoken. <text:s/>Brethren!/ <text:s/>The least concession made to opinions, which would fain/</text:span></text:p>
      <text:p text:style-name="P8"><text:span text:style-name="T7"/></text:p>
      <text:p text:style-name="P8"><text:span text:style-name="T7">[Page 4]</text:span></text:p>
      <text:p text:style-name="P8"><text:span text:style-name="T7">argue away the sanctity of the seventh day, while main-/-taining the necessity of a Sabbath, will place us beyond the/ pale of Judaism. <text:s/>For, like the circumcision, the Sabbath/ of the Decalogue stands as a token of everlasting covenant/ only between God and his chosen people [Hebrew]/ "</text:span><text:span text:style-name="T9">Only</text:span><text:span text:style-name="T7"> Surely my Sabbaths ye shall keep, for it is a sign/ between me and you throughout your generations, that ye may/ know that I am the Lord who doth sanctify you". <text:s/>Exodus XXXI. 13.)/ Whatever advantage we, </text:span><text:span text:style-name="T9">as a constituted nation of the earth</text:span><text:span text:style-name="T7">,/ may have temporally derived from a </text:span><text:span text:style-name="T9">un</text:span><text:span text:style-name="T7"> general obedience/ to the fourth commandment--when forming a separate nation on the earth, it cannot have outweighed/ the spiritual object yet and </text:span><text:span text:style-name="T6">for evermore</text:span><text:span text:style-name="T7"> connected with/ its observance. <text:s/>The Hebrew who hallows the seventh day,/ bears testimony to all the truths </text:span><text:span text:style-name="T9">of revelation taught by</text:span><text:span text:style-name="T7"> enunciated in the </text:span><text:span text:style-name="T9">[?]</text:span><text:span text:style-name="T7"> inspired volumes. <text:s/>To the/ existential power of God, as </text:span><text:span text:style-name="T9">displayed in the</text:span><text:span text:style-name="T7"> shown by the work of creation, to the unity/ of the human race, to the selection of one family of/ men, as the harbingers of salvation, and to the promise/ of a heavenly </text:span><text:span text:style-name="T9">kingdom</text:span><text:span text:style-name="T7"> reward. <text:s/>Therefore have the sages written/ [Hebrew] that "the keeping of/ the Sabbath, is equivalent to that of the entire Law."/ <text:s/>(See Maimonides at the end of twelve </text:span><text:span text:style-name="T9">Sabbats</text:span><text:span text:style-name="T7"> Shabbat, after the Talmud)/ But in order to celebrate the seventh day in accordance/</text:span></text:p>
      <text:p text:style-name="P8"><text:span text:style-name="T7"/></text:p>
      <text:p text:style-name="P8"><text:soft-page-break/><text:span text:style-name="T7">[Page 5]</text:span></text:p>
      <text:p text:style-name="P8"><text:span text:style-name="T7">with its right spirit, we should not remain satisfied/ with the mere cessation from labor. <text:s/>The hallowing of/ the Sabbath, so often and so emphatically recommended,/ implies more than a negative observance, it means a positive/ performance of </text:span><text:span text:style-name="T9">arc</text:span><text:span text:style-name="T7"> actions, calculated to edify the mind, &amp;/ exalt the characters of its votaries. <text:s/>For [Hebrew] "Kaddesh" which is the/ term used in Hebrew, applies to the devoting of any/ object to certain </text:span><text:span text:style-name="T6">direct</text:span><text:span text:style-name="T7"> purposes; hence is the Sanctuary/ called [Hebrew] "</text:span><text:span text:style-name="T9">Mikdash</text:span><text:span text:style-name="T7"> Mi-kdash," from its being wholly dedicated to the service/ of God, hence did the words [Hebrew] "Kodesh ladonai" shine upon the/ forehead of the high priest who ministered at the altar./ <text:s/>The Divine author of the Pentateuch did not impose a set/ of rules regarding the manner in which the day of the Lord/ should be employed. <text:s/>He preferred leaving to the leaders/ of Israel, to suit to time and circumstances the system to/ be adopted; but that it should be chosen with a view/ to </text:span><text:span text:style-name="T9">lead to</text:span><text:span text:style-name="T7"> promote righteousness, they were made plainly to/ understand by the declaration that the seventh day/ is to be [Hebrew]. <text:s/>"A </text:span><text:span text:style-name="T9">solemn</text:span><text:span text:style-name="T7"> great period of rest, </text:span><text:span text:style-name="T9">for</text:span><text:span text:style-name="T7"> a/ holy convocation" (Leviticus XXIII. 3) see Nachmanides in loco) <text:s/>In fact, if we search through/ the various </text:span><text:span text:style-name="T9">stages of</text:span><text:span text:style-name="T7"> epochs in our </text:span><text:span text:style-name="T9">history</text:span><text:span text:style-name="T7"> annals, we shall learn/</text:span></text:p>
      <text:p text:style-name="P8"><text:span text:style-name="T7"/></text:p>
      <text:p text:style-name="P8"><text:span text:style-name="T7">[Page 6]</text:span></text:p>
      <text:p text:style-name="P8"><text:span text:style-name="T7">that the practice of assembling thereon for instruc-/-tion and prayer was general among our ancestors. <text:s/>That,/ by way of illustration, when the Shunammite/ expressed a wish to visit Elisha, her husband, who was/ ignorant of the true motive, asked "Why wilt thou go/ to him this day? <text:s/>It is neither a new moon nor a/ </text:span><text:span text:style-name="T6">Sabbath</text:span><text:span text:style-name="T7"> (Kings IV. 23.)"; </text:span><text:span text:style-name="T9">implying</text:span><text:span text:style-name="T7"> from which its </text:span><text:span text:style-name="T9">implied</text:span><text:span text:style-name="T7"> obviously inferred that what was unusual on the/ working days, </text:span><text:span text:style-name="T9">was customary</text:span><text:span text:style-name="T7"> had become a settled custom on sacred occasions,/ namely; to seek the servants of God, that we might/ imbibe wholesome knowledge from their lips. <text:s/>So/ likewise, the prophet Isaiah, while inveighing against/ the hypocrisy of his contemporaries, who attended only/ to outward ceremonies, speaks as follows. <text:s/>"Continue not/ to bring a </text:span><text:span text:style-name="T9">false</text:span><text:span text:style-name="T7"> useless oblation.....upon the new moon/ and the Sabbath to call an assembly together, I cannot/ bear iniquity with a solemn gathering." (Is. I. 13). <text:s/>And Josephus/ </text:span><text:span text:style-name="T9">in his antiquities of the Jews,</text:span><text:span text:style-name="T7"> quoting from an appeal/ made </text:span><text:span text:style-name="T9">to the Greeks,</text:span><text:span text:style-name="T7"> by Nicolaus to Marais Agrippa that </text:span><text:span text:style-name="T9">we</text:span><text:span text:style-name="T7"> the </text:span><text:span text:style-name="T9">Jews dwelling in</text:span><text:span text:style-name="T7"> Jewish inhabitants of Greece might be privileged/ to exercise </text:span><text:span text:style-name="T9">our</text:span><text:span text:style-name="T7"> their laws without restraint or detriment,--</text:span><text:span text:style-name="T9">says</text:span><text:span text:style-name="T7"> writes "./ "The seventh day we set apart from labor: it is/ dedicated to the learning of our </text:span><text:span text:style-name="T9">usages</text:span><text:span text:style-name="T7"> customs and laws./</text:span></text:p>
      <text:p text:style-name="P8"><text:span text:style-name="T7"/></text:p>
      <text:p text:style-name="P8"><text:span text:style-name="T7">[Page 7]</text:span></text:p>
      <text:p text:style-name="P8"><text:span text:style-name="T7">We think it proper to reflect on them, as well/ as on any other good subject, in order </text:span><text:span text:style-name="T9">that we may</text:span><text:span text:style-name="T7"> to our/ avoiding of sin</text:span><text:span text:style-name="T9">ning</text:span><text:span text:style-name="T7"> (Antiquities b XVI. p 3.) <text:s/>And if we consult the Rabbis,/ we shall be told that [Hebrew]/ "Sabbaths and festivals were given to Israel, only/ that they might </text:span><text:span text:style-name="T9">be enabled to</text:span><text:span text:style-name="T7"> ponder on the Law". (Treatise Pessachin &amp; elsewhere)/ Now, my Brethren! <text:s/>What I have hitherto </text:span><text:span text:style-name="T9">said</text:span><text:span text:style-name="T7"> explained, will enable/ you to repel the arguments of those who misapply/ their zeal </text:span><text:span text:style-name="T9">by</text:span><text:span text:style-name="T7"> through a misapprehension of our practices./ <text:s/>When you hear individuals, assuming the title of "Bible/ Students" in their endeavours to combat the equally fallacious reasoning of clergymen, make these assertions "From Moses down/ to Malachi, a period of a thousand years, there/ was no special religious meeting on the Sabbath."/ <text:s/>And "as we contemplate the Jewish nation on that/ day, we must think of a people in complete/ idleness"; when you hear, I say, such ones declare, that/ "the Jews kept their Sabbath" simply by leaving off work"/ you will measure their Scriptural knowledge with/ the mete-yard of facts, and you will find it woefully/ wanting. <text:s/>In addition to the references already made/ </text:span><text:span text:style-name="T9">to</text:span><text:span text:style-name="T7"> from Holy Writ, you will further prove by the same/</text:span></text:p>
      <text:p text:style-name="P8"><text:span text:style-name="T7"/></text:p>
      <text:p text:style-name="P8"><text:span text:style-name="T7">[Page 8]</text:span></text:p>
      <text:p text:style-name="P8"><text:span text:style-name="T7">authority the falsity of their position. <text:s/>For, the striking/ circumstance that </text:span><text:span text:style-name="T9">our</text:span><text:span text:style-name="T7"> the prophets, who specially preached/ moral duties, have laid great stress on the importance/ of hallowing the Sabbath, </text:span><text:soft-page-break/><text:span text:style-name="T7">shows beyond doubt its intimate/ connexion[sic!] with whatsoever is conducive to righteousness./ <text:s/>Aye, you will evoke the spirit of our Seers, to deny that/ our Sabbath was "a wide spread leisure," from "Dan to/ Beersheba"; because, unless we did habitually congregate/ in large number</text:span><text:span text:style-name="T9">s</text:span><text:span text:style-name="T7"> to offer our devotions on that day, Ezekiel/ would not have so </text:span><text:span text:style-name="T9">ordained</text:span><text:span text:style-name="T7"> prescribed, respecting the reconstruction/ of the temple "The gate of the inner court that looketh/ toward the East shall be shut the six working days,/ but on the Sabbath it shall be opened, and on the day/ of the new moon it shall be opened,...And the people/ of the land shall bow themselves down at the entrance of/ this gate before the Lord, on the Sabbaths, and </text:span><text:span text:style-name="T9">in</text:span><text:span text:style-name="T7"> the new-/moons." (Ezek XLVI. 1. 3.) </text:span><text:span text:style-name="T9">For</text:span><text:span text:style-name="T7"> What other meaning can be attached to these/ sentences; but that a wider space should be allowed/ for a vast concourse of people coming on those occasions/ to worship towards the place, where the Divinity/ dwelt amidst the Cherubim?/</text:span></text:p>
      <text:p text:style-name="P8"><text:span text:style-name="T7"/></text:p>
      <text:p text:style-name="P8"><text:span text:style-name="T7">[Page 9]</text:span></text:p>
      <text:p text:style-name="P8"><text:span text:style-name="T7">Were it not even precisely so, the son of Amoz would/ not have concluded the book of his sublime visions/ in the following significant language "And it/ shall be that on every revolving </text:span><text:span text:style-name="T9">Sabbath</text:span><text:span text:style-name="T7"> new moon,/ and on every revolving Sabbath, all creatures shall/ come to prostrate themselves before </text:span><text:span text:style-name="T9">th</text:span><text:span text:style-name="T7"> me, sayeth/ the Lord." (Is. LXVI. 23.) His inspired mind saw all mankind, enlightened/ in the knowledge of One true God, and he pre-/-dicted that every human being would finally join Israel in the/ homage they were wont to pay, on such days, to their/ Saviour and Protector./</text:span></text:p>
      <text:p text:style-name="P8"><text:span text:style-name="T7">But now that I have presented a correct view of </text:span><text:span text:style-name="T6">the</text:span><text:span text:style-name="T7">/ Sabbath, as proclaimed on Sinai, as interpreted by/ our prophets and Sages, and as handed down to/ us by our predecessors, I may pertinently ask; whe-/-ther our observance of it accords exactly with its sanctity./ <text:s/></text:span><text:span text:style-name="T9">Friends</text:span><text:span text:style-name="T7"> Brethren! <text:s/>Admit that we do no servile work there-/-on; admit that we </text:span><text:span text:style-name="T9">then</text:span><text:span text:style-name="T7"> repair to the house of prayer,/ (would it were so!) have we then solemnized the/ day in the spirit of the Bible? <text:s/>Have we then/ so honored it, that we may claim the reward/</text:span></text:p>
      <text:p text:style-name="P8"><text:span text:style-name="T7"/></text:p>
      <text:p text:style-name="P8"><text:span text:style-name="T7">[Page 10]</text:span></text:p>
      <text:p text:style-name="P8"><text:span text:style-name="T7">accompanying its faithful keeping? <text:s/>Understand/ me well: I am not of those who would surround/ the Sabbath with a gloom; I assert, on the contrary,/ that to promote kind feelings by friendly visits, or/ that even to enjoy a goodly [inserted above: convivial] repast with thanks to the/ beneficent Providence, are actions not at all detracting/ from the </text:span><text:span text:style-name="T9">holiness</text:span><text:span text:style-name="T7"> sacredness of the fourth commandment, but are/ frivolous entertainments consistent with it? <text:s/></text:span><text:span text:style-name="T9">Is</text:span><text:span text:style-name="T7"> Would, for example, the/ spending of a whole Sabbath-eve in the temple of/ fashion and song, (the witnessing of theatrical represen-/-tations), or the yielding of </text:span><text:span text:style-name="T9">sacred</text:span><text:span text:style-name="T7"> devoted hours to the dance and/ to the </text:span><text:span text:style-name="T9">song</text:span><text:span text:style-name="T7"> game, compatible with a period of time,/ in which Isaiah recommends, that "we seek not our own/ pleasure, nor speak </text:span><text:span text:style-name="T9">of</text:span><text:span text:style-name="T7"> a word" that might pollute it. [Hebrew]/ </text:span><text:span text:style-name="T9">[Hebrew]</text:span><text:span text:style-name="T7"> (Is. XVIII. 13.)? <text:s/>Friends! <text:s/>It is but recently that I </text:span><text:span text:style-name="T9">pain-</text:span><text:span text:style-name="T7">/</text:span><text:span text:style-name="T9">-fully</text:span><text:span text:style-name="T7"> learnt with pain how some Hebrew mothers </text:span><text:span text:style-name="T9">among us</text:span><text:span text:style-name="T7"> choose the seventh/ day, as the most opportune time, for having their/ young sons and daughters taught to perform on/ instruments, and to shine at balls. <text:s/>It is but/ recently that I was informed how </text:span><text:span text:style-name="T9">Jewish</text:span><text:span text:style-name="T7"> some of our youths/</text:span></text:p>
      <text:p text:style-name="P8"><text:span text:style-name="T7"/></text:p>
      <text:p text:style-name="P8"><text:span text:style-name="T7">[Page 11]</text:span></text:p>
      <text:p text:style-name="P8"><text:span text:style-name="T7">lost so far their self-respect, as to engage/ a public hall, wherein the Sabbath might be greeted/ by them with sports &amp; revelry </text:span><text:span text:style-name="T9">and mirth</text:span><text:span text:style-name="T7">. <text:s/>True, our re-/-ligion does not condemn hilarity and diversions, but it/ preaches to reserve every thing for its proper season,/ [Hebrew] (Ecclesiastes III.) <text:s/>To indulge unduly in </text:span><text:span text:style-name="T9">undue</text:span><text:span text:style-name="T7"> merriment and/ gaiety on the seventh day, is an act of irreverence/ towards the Lord, a pernicious example to/ our household, and a cause of merited reproach before/ the gentile world. <text:s/>I trust that I have/ said sufficiently. <text:s/>Dear </text:span><text:span text:style-name="T9">Brethren</text:span><text:span text:style-name="T7"> Hearers! <text:s/>Should/ any of you have so trespassed, let him bethink/ himself of his fault and desist; should any son of Israel</text:span><text:span text:style-name="T9">ite</text:span><text:span text:style-name="T7"> within/ whose hearing your voice can reach, have permitted/ to himself that </text:span><text:span text:style-name="T9">reprehensibly acts conduct practice</text:span><text:span text:style-name="T7"> impropriety reason with/ him that he may retract, and keep </text:span><text:span text:style-name="T9">henceforth</text:span><text:span text:style-name="T7">/ </text:span><text:span text:style-name="T9">&amp; evermore</text:span><text:span text:style-name="T7"> the Sabbath henceforth &amp; evermore, in spirit and </text:span><text:soft-page-break/><text:span text:style-name="T7">practice, as it behooves/ the people of God, and the witnesses of his revealed/ truths." <text:s/>Oh <text:s/>Blessed </text:span><text:span text:style-name="T9">is</text:span><text:span text:style-name="T7"> be the man that doeth this, &amp; the son/ of man that layeth hold on it, that keepeth the/ Sabbath from polluting it, &amp; keepeth his hand from/</text:span></text:p>
      <text:p text:style-name="P8"><text:span text:style-name="T7"/></text:p>
      <text:p text:style-name="P8"><text:span text:style-name="T7">[Page 12]</text:span></text:p>
      <text:p text:style-name="P8"><text:span text:style-name="T9">doi</text:span><text:span text:style-name="T7"> doing any evil" [Hebrew]/ [Hebrew] May that blessing be </text:span><text:span text:style-name="T9">our</text:span><text:span text:style-name="T7"> the portion/ </text:span><text:span text:style-name="T9">lot</text:span><text:span text:style-name="T7"> allotted to each of us; and say ye: </text:span><text:span text:style-name="T9">with me</text:span><text:span text:style-name="T7"> Amen./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0T10:31:46.45</meta:creation-date>
    <meta:document-statistic meta:table-count="0" meta:image-count="0" meta:object-count="0" meta:page-count="6" meta:paragraph-count="92" meta:word-count="2553" meta:character-count="15403"/>
    <dc:date>2012-07-30T11:36:28.20</dc:date>
    <dc:creator>Penn Libraries</dc:creator>
    <meta:editing-duration>PT00H15M20S</meta:editing-duration>
    <meta:editing-cycles>1</meta:editing-cycles>
    <meta:generator>OpenOffice.org/3.2$Win32 OpenOffice.org_project/320m12$Build-9483</meta:generator>
  </office:meta>
</office:document-meta>
</file>